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C5000003DE50A55F4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5cm" svg:height="11.557cm" svg:x="2.275cm" svg:y="2.27cm">
          <draw:image xlink:href="Pictures/10000000000005C5000003DE50A55F49.png" xlink:type="simple" xlink:show="embed" xlink:actuate="onLoad">
            <text:p/>
          </draw:image>
        </draw:frame>
        <draw:custom-shape draw:style-name="gr2" draw:text-style-name="P2" draw:layer="layout" svg:width="0.908cm" svg:height="0.508cm" svg:x="8.093cm" svg:y="2.424cm">
          <text:p text:style-name="P1"><text:span text:style-name="T1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903cm" svg:height="0.508cm" svg:x="9.114cm" svg:y="2.878cm">
          <text:p text:style-name="P1"><text:span text:style-name="T1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983cm" svg:height="0.508cm" svg:x="3.192cm" svg:y="6.023cm">
          <text:p text:style-name="P1"><text:span text:style-name="T1">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956cm" svg:height="0.575cm" svg:x="3.473cm" svg:y="10.204cm">
          <text:p text:style-name="P1"><text:span text:style-name="T1">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849cm" svg:height="0.575cm" svg:x="16.28cm" svg:y="6.648cm">
          <text:p text:style-name="P1"><text:span text:style-name="T1">Е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861cm" svg:height="0.575cm" svg:x="9.791cm" svg:y="7.422cm">
          <text:p text:style-name="P1"><text:span text:style-name="T1">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0.888cm" svg:height="0.575cm" svg:x="11.415cm" svg:y="12.236cm">
          <text:p text:style-name="P1"><text:span text:style-name="T1">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9T10:58:29</meta:creation-date>
    <dc:date>2012-11-15T11:32:01</dc:date>
    <dc:creator>vv </dc:creator>
    <meta:editing-duration>P0D</meta:editing-duration>
    <meta:editing-cycles>2</meta:editing-cycles>
    <meta:generator>LibreOffice/3.5$Linux_x86 LibreOffice_project/350m1$Build-2</meta:generator>
    <meta:document-statistic meta:object-count="8"/>
  </office:meta>
</office:document-meta>
</file>